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1c86bf" officeooo:paragraph-rsid="001c86bf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officeooo:rsid="001d7954" officeooo:paragraph-rsid="001d7954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d7954" officeooo:paragraph-rsid="001d7954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officeooo:rsid="001d7954" officeooo:paragraph-rsid="001d795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6pt" fo:font-style="normal" fo:font-weight="bold" officeooo:rsid="001d7954" officeooo:paragraph-rsid="001d7954" style:font-size-asian="26pt" style:font-style-asian="normal" style:font-weight-asian="bold" style:font-size-complex="26pt" style:font-style-complex="normal" style:font-weight-complex="bold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officeooo:rsid="001d7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ja projektu z przedmiotu „Algorytmy i struktury danych z językiem Python”.</text:p>
      <text:p text:style-name="P1"/>
      <text:p text:style-name="P5">Arkanoid</text:p>
      <text:p text:style-name="P2"/>
      <text:p text:style-name="P3">Zbigniew Rębacz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d79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trona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2:21:20.745971994</meta:creation-date>
    <dc:date>2014-12-20T22:24:58.583184687</dc:date>
    <meta:editing-duration>PT1M49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16" meta:character-count="115" meta:non-whitespace-character-count="103"/>
  </office:meta>
</office:document-meta>
</file>